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79bbd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bc14e" draw:stroke-linejoin="round" draw:fill="solid" draw:fill-color="#fbc14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d8d8d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ef2d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bc14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ef2da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9.3999996185303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.6999998092651pt" fo:letter-spacing="normal" fo:font-style="normal" style:text-underline-style="none" fo:font-weight="bold" style:font-name-asian="Arial" style:font-size-asian="10.6999998092651pt" style:font-style-asian="normal" style:font-weight-asian="bold" style:font-name-complex="Arial" style:font-size-complex="10.699999809265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Quattrocento Sans" fo:font-size="12pt" fo:letter-spacing="normal" fo:font-style="normal" style:text-underline-style="none" fo:font-weight="bold" style:font-name-asian="Quattrocento Sans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T5" style:family="text">
      <style:text-properties fo:font-variant="normal" fo:text-transform="none" fo:color="#29748d" style:text-line-through-style="none" style:text-line-through-type="none" style:text-position="0% 100%" style:font-name="Quattrocento Sans" fo:font-size="20pt" fo:letter-spacing="normal" fo:font-style="normal" style:text-underline-style="none" fo:font-weight="bold" style:font-name-asian="Quattrocento Sans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.6999998092651pt" fo:letter-spacing="normal" fo:font-style="normal" style:text-underline-style="none" fo:font-weight="normal" style:font-name-asian="Ari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 Statement Worksheet (Hypothesis Formation)" draw:style-name="dp1" draw:master-page-name="Title_20_Only">
        <draw:custom-shape draw:name="Google Shape;20;p3" draw:style-name="gr1" draw:text-style-name="P1" draw:layer="layout" svg:width="12.066cm" svg:height="13.002cm" svg:x="0.38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3" draw:style-name="gr1" draw:text-style-name="P1" draw:layer="layout" svg:width="12.066cm" svg:height="13.002cm" svg:x="12.74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gr2" draw:text-style-name="P3" draw:layer="layout" svg:width="0.8cm" svg:height="0.8cm" svg:x="0.608cm" svg:y="4.49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3" draw:style-name="gr2" draw:text-style-name="P3" draw:layer="layout" svg:width="0.8cm" svg:height="0.8cm" svg:x="12.968cm" svg:y="4.495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3" draw:style-name="gr3" draw:text-style-name="P4" draw:layer="layout" svg:width="9.992cm" svg:height="0.622cm" svg:x="1.67cm" svg:y="4.584cm">
          <text:p text:style-name="P2"><text:span text:style-name="T2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3" draw:style-name="gr3" draw:text-style-name="P4" draw:layer="layout" svg:width="9.992cm" svg:height="0.622cm" svg:x="14.03cm" svg:y="4.584cm">
          <text:p text:style-name="P2"><text:span text:style-name="T2">Constraints within solution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3" draw:style-name="gr2" draw:text-style-name="P3" draw:layer="layout" svg:width="0.8cm" svg:height="0.8cm" svg:x="12.968cm" svg:y="8.909cm">
          <text:p text:style-name="P2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3" draw:style-name="gr2" draw:text-style-name="P3" draw:layer="layout" svg:width="0.8cm" svg:height="0.8cm" svg:x="0.608cm" svg:y="8.909cm">
          <text:p text:style-name="P2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gr3" draw:text-style-name="P4" draw:layer="layout" svg:width="9.992cm" svg:height="0.622cm" svg:x="1.67cm" svg:y="8.998cm">
          <text:p text:style-name="P2"><text:span text:style-name="T2">Criteria for su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gr3" draw:text-style-name="P4" draw:layer="layout" svg:width="9.992cm" svg:height="0.622cm" svg:x="14.03cm" svg:y="8.998cm">
          <text:p text:style-name="P2"><text:span text:style-name="T2">Stakeholders to provide key ins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3" draw:style-name="gr2" draw:text-style-name="P3" draw:layer="layout" svg:width="0.8cm" svg:height="0.8cm" svg:x="0.608cm" svg:y="13.327cm">
          <text:p text:style-name="P2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gr2" draw:text-style-name="P3" draw:layer="layout" svg:width="0.8cm" svg:height="0.8cm" svg:x="12.968cm" svg:y="13.327cm">
          <text:p text:style-name="P2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gr3" draw:text-style-name="P4" draw:layer="layout" svg:width="9.992cm" svg:height="0.609cm" svg:x="1.67cm" svg:y="13.422cm">
          <text:p text:style-name="P2"><text:span text:style-name="T2">Scope of solution spa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3" draw:style-name="gr3" draw:text-style-name="P4" draw:layer="layout" svg:width="9.992cm" svg:height="0.622cm" svg:x="14.03cm" svg:y="13.416cm">
          <text:p text:style-name="P2"><text:span text:style-name="T2">Key data sour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3" draw:style-name="gr4" draw:text-style-name="P4" draw:layer="layout" svg:width="12.011cm" svg:height="3.46cm" svg:x="0.398cm" svg:y="5.458cm">
          <text:p text:style-name="P2"><text:span text:style-name="T3">Nordic Sensor Company is a major player in the IoT sensor space, focusing on energy consumption and production. A sharp increase in the sensor failure rate, 15%, was reported in Singapore in March. So far a cause of this increase has not been fou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3" draw:style-name="gr4" draw:text-style-name="P4" draw:layer="layout" svg:width="12.011cm" svg:height="3.917cm" svg:x="0.398cm" svg:y="9.83cm">
          <text:p text:style-name="P2"><text:span text:style-name="T3">Identifying the cause of the increase in failure rates and upon correction of the problem, seeing the failure rate drop below 5%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3" draw:style-name="gr4" draw:text-style-name="P4" draw:layer="layout" svg:width="12.011cm" svg:height="2.086cm" svg:x="0.519cm" svg:y="14.402cm">
          <text:p text:style-name="P2"><text:span text:style-name="T3">The focus on identifying the cause of the increased failure rate will be applied to the manufacturing lin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3" draw:style-name="gr4" draw:text-style-name="P4" draw:layer="layout" svg:width="12.011cm" svg:height="3.002cm" svg:x="12.662cm" svg:y="5.455cm">
          <text:p text:style-name="P2"><text:span text:style-name="T3">The system has limits on exports of up to 20,000 rows.</text:span></text:p>
          <text:p text:style-name="P2"><text:span text:style-name="T3"/></text:p>
          <text:p text:style-name="P2"><text:span text:style-name="T3">The manufacturing dates go back 2 quar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3" draw:style-name="gr4" draw:text-style-name="P4" draw:layer="layout" svg:width="12.011cm" svg:height="3.002cm" svg:x="12.753cm" svg:y="14.125cm">
          <text:p text:style-name="P2"><text:span text:style-name="T3">Cert - Which drives failed</text:span></text:p>
          <text:p text:style-name="P2"><text:span text:style-name="T3">Parts suppliers - identify each sensor and whether or not it failed</text:span></text:p>
          <text:p text:style-name="P2"><text:span text:style-name="T3">Manufacturers - identify each sensor and whether or not it fai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3" draw:style-name="gr5" draw:text-style-name="P6" draw:layer="layout" svg:width="1.199cm" svg:height="0.569cm" svg:x="18.426cm" svg:y="18.123cm">
          <text:p text:style-name="P5"><text:span text:style-name="T4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0;p3" draw:style-name="gr6" draw:text-style-name="P7" draw:layer="layout" svg:width="1.199cm" svg:height="0.599cm" svg:x="19.524cm" svg:y="18.094cm">
          <text:p text:style-name="P5"><text:span text:style-name="T4">D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1;p3" draw:style-name="gr6" draw:text-style-name="P7" draw:layer="layout" svg:width="1.199cm" svg:height="0.599cm" svg:x="20.701cm" svg:y="18.064cm">
          <text:p text:style-name="P5"><text:span text:style-name="T4">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2;p3" draw:style-name="gr6" draw:text-style-name="P7" draw:layer="layout" svg:width="1.199cm" svg:height="0.599cm" svg:x="21.796cm" svg:y="18.078cm">
          <text:p text:style-name="P5"><text:span text:style-name="T4">I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3;p3" draw:style-name="gr6" draw:text-style-name="P7" draw:layer="layout" svg:width="1.199cm" svg:height="0.599cm" svg:x="22.905cm" svg:y="18.064cm">
          <text:p text:style-name="P5"><text:span text:style-name="T4">P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4;p3" draw:style-name="gr5" draw:text-style-name="P6" draw:layer="layout" svg:width="1.199cm" svg:height="0.569cm" svg:x="22.498cm" svg:y="1.964cm">
          <text:p text:style-name="P5"><text:span text:style-name="T4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5;p3" draw:style-name="gr7" draw:text-style-name="P8" draw:layer="layout" svg:width="21.457cm" svg:height="3.158cm" svg:x="0.338cm" svg:y="0.324cm">
          <text:p text:style-name="P5"/>
          <draw:enhanced-geometry draw:mirror-horizontal="false" draw:mirror-vertical="false" draw:text-areas="0 0 ?f37 ?f36" svg:viewBox="0 0 0 0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46;p3" presentation:style-name="pr1" draw:text-style-name="P9" draw:layer="layout" svg:width="24.426cm" svg:height="0.854cm" svg:x="0.512cm" svg:y="0.527cm" presentation:class="title" presentation:user-transformed="true">
          <draw:text-box>
            <text:p text:style-name="P2"><text:span text:style-name="T5">Problem Statement Worksheet (Hypothesis Formation)</text:span></text:p>
          </draw:text-box>
        </draw:frame>
        <draw:custom-shape draw:name="Google Shape;47;p3" draw:style-name="gr4" draw:text-style-name="P4" draw:layer="layout" svg:width="12.011cm" svg:height="3.002cm" svg:x="12.798cm" svg:y="9.854cm">
          <text:p text:style-name="P2"><text:span text:style-name="T3">Otto Evans (InSense President)</text:span></text:p>
          <text:p text:style-name="P2"><text:span text:style-name="T3">Tony Abraham (InSense VP)</text:span></text:p>
          <text:p text:style-name="P2"><text:span text:style-name="T3">Shane Buchholz (Head Engineer)</text:span></text:p>
          <text:p text:style-name="P2"><text:span text:style-name="T3">Gary Neumont (Head of Manufacturing)</text:span></text:p>
          <text:p text:style-name="P2"><text:span text:style-name="T3">Jessica Jones (QA/QC Engineer)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3" draw:style-name="gr4" draw:text-style-name="P4" draw:layer="layout" svg:width="23.845cm" svg:height="1.367cm" svg:x="0.512cm" svg:y="1.503cm">
          <text:p text:style-name="P2"><text:span text:style-name="T7">&lt;What is the business problem you are investigating? (Use SMART principles)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;p1:notes" presentation:style-name="pr2" draw:text-style-name="P11" draw:layer="layout" svg:width="0.471cm" svg:height="0.512cm" svg:x="16.784cm" svg:y="26.371cm" presentation:class="page-number" presentation:user-transformed="true">
            <draw:text-box>
              <text:p text:style-name="P10"><text:span text:style-name="T8"><text:page-number>1</text:page-number></text:span></text:p>
            </draw:text-box>
          </draw:frame>
          <draw:page-thumbnail draw:name="Google Shape;17;p1:notes" draw:style-name="gr8" draw:layer="layout" svg:width="31.114cm" svg:height="23.335cm" svg:x="-6.443cm" svg:y="3.515cm" draw:page-number="1" presentation:class="page"/>
          <draw:frame draw:name="Google Shape;18;p1:notes" presentation:style-name="pr3" draw:text-style-name="P12" draw:layer="layout" svg:width="15.196cm" svg:height="0.683cm" svg:x="2.193cm" svg:y="1.681cm" presentation:class="notes" presentation:user-transformed="true">
            <draw:text-box>
              <text:p text:style-name="P2"><text:span text:style-name="T9">Hypothesis: </text:span><text:span text:style-name="T10">Create a Hypothesis with an emphasis on SMART principles. </text:span><text:span text:style-name="T11">(</text:span><text:span text:style-name="T12">S – Specific, M – Measurable, A – Achievable, R – Realistic, T – Timebound). </text:span><text:span text:style-name="T13">If you cannot do this, you </text:span><text:span text:style-name="T9">do not</text:span><text:span text:style-name="T13"> have a good grasp on the business problem.</text:span></text:p>
              <text:p text:style-name="P2"><text:span text:style-name="T13"/></text:p>
              <text:p text:style-name="P2"><text:span text:style-name="T9">Context: </text:span><text:span text:style-name="T13">With context, we have </text:span><text:span text:style-name="T14">clearly identified the problem at hand </text:span><text:span text:style-name="T13">and have elucidated on how our initiative may solve this problem, alongside the commercial implications this will have on the business. </text:span></text:p>
              <text:p text:style-name="P2"><text:span text:style-name="T9"/></text:p>
              <text:p text:style-name="P2"><text:span text:style-name="T9">Criteria for Success</text:span><text:span text:style-name="T13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2"><text:span text:style-name="T13"/></text:p>
              <text:p text:style-name="P2"><text:span text:style-name="T9">Scope of Solution Space: </text:span><text:span text:style-name="T13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2"><text:span text:style-name="T13"/></text:p>
              <text:p text:style-name="P2"><text:span text:style-name="T9">Constraints within Solution Space: </text:span><text:span text:style-name="T13">Looking forward, what are the foreseeable problems we are likely to encounter? Could this be stakeholder resistance? Could this be we don’t have access to the right data? </text:span></text:p>
              <text:p text:style-name="P2"><text:span text:style-name="T13"/></text:p>
              <text:p text:style-name="P2"><text:span text:style-name="T9">Stakeholders to provide key insight: </text:span><text:span text:style-name="T13">Who are the people I need to speak to, to get the answers I need for my data analysis?</text:span></text:p>
              <text:p text:style-name="P2"><text:span text:style-name="T13"/></text:p>
              <text:p text:style-name="P2"><text:span text:style-name="T9">What key data sources are required</text:span><text:span text:style-name="T13">?</text:span></text:p>
              <text:p text:style-name="P2"><text:span text:style-name="T13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2"><text:span text:style-name="T9"/></text:p>
              <text:p text:style-name="P2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Only" style:display-name="Title Only" style:page-layout-name="PM1" draw:style-name="Mdp1">
      <draw:custom-shape draw:name="Google Shape;10;p1" draw:style-name="Mgr3" draw:text-style-name="MP5" draw:layer="backgroundobjects" svg:width="1.862cm" svg:height="0.345cm" svg:x="23.051cm" svg:y="0.1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presentation:style-name="Title_20_Only-title" draw:layer="backgroundobjects" svg:width="24.427cm" svg:height="0.828cm" svg:x="0.486cm" svg:y="0.65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